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a41b7" officeooo:paragraph-rsid="000a41b7"/>
    </style:style>
    <style:style style:name="P2" style:family="paragraph" style:parent-style-name="Standard">
      <style:text-properties officeooo:rsid="000c0cd4" officeooo:paragraph-rsid="000c0cd4"/>
    </style:style>
    <style:style style:name="P3" style:family="paragraph" style:parent-style-name="Standard">
      <style:text-properties officeooo:rsid="000dc4b3" officeooo:paragraph-rsid="000dc4b3"/>
    </style:style>
    <style:style style:name="P4" style:family="paragraph" style:parent-style-name="Standard">
      <style:text-properties fo:language="ru" fo:country="RU" officeooo:rsid="000dc4b3" officeooo:paragraph-rsid="000dc4b3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499cm" style:contextual-spacing="false" fo:text-indent="0cm" style:auto-text-indent="false" fo:background-color="transparent"/>
      <style:text-properties fo:language="ru" fo:country="RU" officeooo:rsid="001d2b78" officeooo:paragraph-rsid="000fa5a6" fo:background-color="#ffffff"/>
    </style:style>
    <style:style style:name="T1" style:family="text">
      <style:text-properties officeooo:rsid="000dc4b3"/>
    </style:style>
    <style:style style:name="T2" style:family="text">
      <style:text-properties fo:language="ru" fo:country="RU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fa5a6"/>
    </style:style>
    <style:style style:name="T5" style:family="text">
      <style:text-properties officeooo:rsid="00109d15"/>
    </style:style>
    <style:style style:name="T6" style:family="text">
      <style:text-properties officeooo:rsid="00129b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слайд.</text:p>
      <text:p text:style-name="P1">Добрый день, меня зовут Ненахов Нил, мой научный руководитель — Надежда Петровна Савенкова, квалификационная работа называется «Вычисление управляющих параметров работы электролизной ванны».</text:p>
      <text:p text:style-name="P1"/>
      <text:p text:style-name="P1">2 слайд.</text:p>
      <text:p text:style-name="P1">Производство алюминия занимает очень важное место в экономике мира, спрос на него постоянно растет, как видно на рисунке 1. Россия занимает второе место по количеству произведенного алюминия в мире, <text:span text:style-name="T1">поэтому алюминий занимает очень важное место в ее экономике.</text:span></text:p>
      <text:p text:style-name="P1"/>
      <text:p text:style-name="P1">3 слайд</text:p>
      <text:p text:style-name="P2">На слайде вы можете видеть устройство электролизера. Процесс электролиза происходит так: в футерованную ванну наливают слой расплавленного алюминия, через расплавленный электролит пропускается электрический ток с высокой силой тока. <text:span text:style-name="T5">Процессы происходящие в ванне очень сложны и сильно взаимосвязаны.</text:span> Для увеличения выхода по току используется АСУТП — автоматическая система управления технологическим процессом. Для нее необходимо уметь <text:span text:style-name="T5">моделировать</text:span> <text:span text:style-name="T5">процессы электролиза для</text:span> вычисл<text:span text:style-name="T5">ения</text:span> управляющи<text:span text:style-name="T5">х</text:span> параметр<text:span text:style-name="T5">ов</text:span>.</text:p>
      <text:p text:style-name="P2"/>
      <text:p text:style-name="P2">4 слайд</text:p>
      <text:p text:style-name="P2">Одним<text:span text:style-name="T6">и</text:span> из основных управляющих параметров явля<text:span text:style-name="T6">ю</text:span>тся выход по току <text:span text:style-name="T6">и</text:span> <text:span text:style-name="T6">п</text:span>отери по току. Выход по току вычисляется по формуле 1. Теоретическое количество металла, которое получается в процессе электролиза, можно вычислить по формуле 2. Однако в реальности <text:span text:style-name="T1">количество полученного металла</text:span> всегда меньше, причем узнать его не представляется возможным, так как процессы МГД-нестабильности в ванне, ведущие к большим потерям, могут развиваться в течение нескольких секунд, тогда как металл сливается раз в сутки. Поэтому для оценки выхода по току приходится <text:span text:style-name="T1">пользоваться</text:span> эмпирической формул<text:span text:style-name="T1">ой</text:span> <text:span text:style-name="T1">3</text:span> и полуэмпирической формул<text:span text:style-name="T1">ой</text:span> <text:span text:style-name="T1">4</text:span>. Формула 4 включает в себя поверхностный интеграл, для вычисления которого необходимо знать МПР — межполюсное расстояние по всему горизонтальному срезу ванны. Эти данные позволяет получить основной вычислительный комплекс. Заметим также, что в формуле 4 используется усреднение МПР, поэтому предлагается модифицировать формулу 4.</text:p>
      <text:p text:style-name="P2"/>
      <text:p text:style-name="P3">5 слайд</text:p>
      <text:p text:style-name="P4">Модифицированная формула 5 не опирается на усреднение по МПР, поэтому не зависит от выбора точки измерения МПР или каких-либо усреднений. В таблице 1 показана зависимость потерь выхода по току в зависимости от выбора точки, в которой бралось МПР. Как видно, амплитуда значений достаточно высокая. Причем, например, если во время искривления поверхности неудачно взять МПР в месте наибольшего возмущения, значения, получаемые формулой 4, будут противоречить физике, как показано в таблице 1a. В ней момент времени т1 соответствует состоянию МГД-нестабильности, а момент т2 — спокойному состоянию.</text:p>
      <text:p text:style-name="P3"><text:span text:style-name="T2"/></text:p>
      <text:p text:style-name="P4">6 слайд</text:p>
      <text:p text:style-name="P5"><text:span text:style-name="T3">Поверхность разбивается на элементарные треугольники как показано на </text:span><text:span text:style-name="T4">рисунке</text:span><text:span text:style-name="T3"> </text:span><text:span text:style-name="T4">4</text:span><text:span text:style-name="T3">, </text:span><text:span text:style-name="T4">после чего по формула 6-9. Данный метод был исследован на сгущающихся сетках и имеет второй порядок аппроксимации, как показано в таблице 3. </text:span></text:p>
      <text:p text:style-name="P3"><text:span text:style-name="T2"/></text:p>
      <text:p text:style-name="P4">7 слайд</text:p>
      <text:p text:style-name="P4">Рассмотрим несколько интересных с точки зрения управляющих параметров режимов работы ванны. На слайде представлен МГД-стабильный режим работы ванны в два момента времени <text:soft-page-break/>t_1 &gt; t_2. При этом амплитуда значений в первый момент времени больше, чем во второй, и искривлена поверхность больше. Для этих значений вычислены значения выхода по току и потерь выхода по току. Как видно, выход по току увеличился, а потери по току уменьшились. Тем не менее, результаты сильно отличаются, поскольку обе формулы зависят от разных параметров, полученных с большой погрешностью.</text:p>
      <text:p text:style-name="P3"><text:span text:style-name="T2"/></text:p>
      <text:p text:style-name="P4">8 слайд </text:p>
      <text:p text:style-name="P4">На данном слайде представлен МГД-нестабильный режим работы ванны при выемке 11 и 22 анодов. Также представлены два момента времени t1 &gt; t2. В момент времени t2 амплитуда и искривление меньше, что отражается на результате выхода по току и потерях по току. По-прежнему потери уменьшаются для более спокойной поверхности.</text:p>
      <text:p text:style-name="P3"><text:span text:style-name="T2"/></text:p>
      <text:p text:style-name="P4">9 слайд</text:p>
      <text:p text:style-name="P4">Рассмотрим МГД нестабильный случай при анодном эффекте. Здесь также т1 &gt; т2 с уменьшением амплитуды и кривизны поверхности, при этом тренд на увеличение выхода по току и потерь выхода по току сохраняется. Тем не менее снова сказывается то, что обе формулы зависят от различных параметров, которые получаются с большой погрешностью, из-за чего возникает серьезный разброс в значениях. Тем не менее можно заметить общие тенденции на уменьшение потерь по току и увеличение выхода по току для более стабильного состояния ванны.</text:p>
      <text:p text:style-name="P3"><text:span text:style-name="T2"/></text:p>
      <text:p text:style-name="P4">10 слайд</text:p>
      <text:p text:style-name="P4">Также в моей работе были получены распределения потерь по току, для этого использовалась интегральная формула 5. На слайде приведены три случая: стабильная работа ванны, МГД-нестабильность при выемке анодов и МГД-нестабильность при анодном эффекте. Пробы, как правило, берут посередине борта ванны, отмеченного AB. Если в случае МГД-стабильного режима работы ванны и МГД-нестабильного режима при выемке анодов измерение МПР посередине стороны AB действительно даст представление о характере проходящих в ванне процессов, то в случае анодного эффекта конкретное место взятия пробы может сильно повлиять на полученный результат, чем, например, ввести в заблуждение и, как следствие, привести к еще большим потерям по току или даже выходу из строя электролизера. Поэтому данное исследование позволяет выработать рекомендацию брать пробы хотя бы в двух-трех местах вдоль борта AB для того, чтобы более точно оценить режим работы ванны.</text:p>
      <text:p text:style-name="P3"><text:span text:style-name="T2"/></text:p>
      <text:p text:style-name="P4">11 слайд</text:p>
      <text:p text:style-name="P4">Результаты</text:p>
      <text:p text:style-name="P3"><text:span text:style-name="T2"/></text:p>
      <text:p text:style-name="P4">12 слайд</text:p>
      <text:p text:style-name="P4">Литература</text:p>
      <text:p text:style-name="P3"><text:span text:style-name="T2"/></text:p>
      <text:p text:style-name="P4">13 слайд</text:p>
      <text:p text:style-name="P4">Конец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Обычный_7e_LT_7e_Gliederung_20_1" style:display-name="Обычный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хний_20_колонтитул_20_Знак" style:display-name="Верхний колонтитул Знак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ge_20_Number" style:display-name="Page Number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29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26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25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24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23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22z0" style:family="paragraph">
      <style:text-properties style:font-name="Arial" fo:font-family="Arial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21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19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18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17z0" style:family="paragraph">
      <style:text-properties style:font-name="Arial" fo:font-family="Arial" style:font-family-generic="roman" style:font-pitch="variable" fo:font-size="9pt" fo:font-style="normal" fo:font-weight="normal" style:font-name-asian="Tahoma" style:font-family-asian="Tahoma" style:font-family-generic-asian="system" style:font-pitch-asian="variable" style:font-size-asian="9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WW8Num16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15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13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11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10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9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8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7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5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2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WW8Num1z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rmal1" style:family="paragraph">
      <style:paragraph-properties fo:line-height="125%" fo:text-align="start" style:justify-single-word="false" fo:text-indent="1.743cm" style:auto-text-indent="false" style:writing-mode="lr-tb"/>
      <style:text-properties style:use-window-font-color="true" loext:opacity="0%" style:font-name="Courier New" fo:font-family="'Courier New'" style:font-family-generic="roman" style:font-pitch="variable" fo:font-size="8pt" style:font-name-asian="Tahoma" style:font-family-asian="Tahoma" style:font-family-generic-asian="system" style:font-pitch-asian="variable" style:font-size-asian="8pt" style:font-name-complex="Noto Sans1" style:font-family-complex="'Noto Sans'" style:font-family-generic-complex="system" style:font-pitch-complex="variable" style:font-size-complex="12pt"/>
    </style:style>
    <style:style style:name="заголовок_20_8" style:display-name="заголовок 8" style:family="paragraph">
      <style:paragraph-properties fo:text-align="start" style:justify-single-word="false" style:writing-mode="lr-tb"/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заголовок_20_7" style:display-name="заголовок 7" style:family="paragraph">
      <style:paragraph-properties fo:text-align="start" style:justify-single-word="false" fo:text-indent="2.24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text-underline-style="solid" style:text-underline-width="auto" style:text-underline-color="font-color" style:font-name-asian="Tahoma" style:font-family-asian="Tahoma" style:font-family-generic-asian="system" style:font-pitch-asian="variable" style:font-size-asian="11pt" style:font-name-complex="Noto Sans1" style:font-family-complex="'Noto Sans'" style:font-family-generic-complex="system" style:font-pitch-complex="variable" style:font-size-complex="12pt"/>
    </style:style>
    <style:style style:name="заголовок_20_6" style:display-name="заголовок 6" style:family="paragraph">
      <style:paragraph-properties fo:text-align="start" style:justify-single-word="false" style:writing-mode="lr-tb"/>
      <style:text-properties style:use-window-font-color="true" loext:opacity="0%" style:font-name="Times New Roman" fo:font-family="'Times New Roman'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Основной_20_текст_20_с_20_отступом_20_2" style:display-name="Основной текст с отступом 2" style:family="paragraph">
      <style:paragraph-properties fo:margin-left="0.88cm" fo:margin-top="0cm" fo:margin-bottom="0.374cm" style:contextual-spacing="false" fo:line-height="200%" fo:text-align="start" style:justify-single-word="fals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Нумерованный_20_список" style:display-name="Нумерованный список" style:family="paragraph">
      <style:paragraph-properties fo:margin-top="0.187cm" fo:margin-bottom="0.187cm" style:contextual-spacing="false" style:line-height-at-least="1.316cm" fo:text-align="start" style:justify-single-word="false" style:writing-mode="lr-tb"/>
      <style:text-properties style:use-window-font-color="true" loext:opacity="0%" style:font-name="Arial" fo:font-family="Arial" style:font-family-generic="roman" style:font-pitch="variable" fo:font-size="10pt" style:font-name-asian="Tahoma" style:font-family-asian="Tahoma" style:font-family-generic-asian="system" style:font-pitch-asian="variable" style:font-size-asian="10pt" style:font-name-complex="Noto Sans1" style:font-family-complex="'Noto Sans'" style:font-family-generic-complex="system" style:font-pitch-complex="variable" style:font-size-complex="12pt"/>
    </style:style>
    <style:style style:name="Основной_20_текст_20_с_20_отступом_20_3" style:display-name="Основной текст с отступом 3" style:family="paragraph">
      <style:paragraph-properties fo:margin-left="0.88cm" fo:margin-top="0cm" fo:margin-bottom="0.374cm" style:contextual-spacing="false" fo:text-align="start" style:justify-single-word="false" style:writing-mode="lr-tb"/>
      <style:text-properties style:use-window-font-color="true" loext:opacity="0%" style:font-name="Times New Roman" fo:font-family="'Times New Roman'" style:font-family-generic="roman" style:font-pitch="variable" fo:font-size="8pt" style:font-name-asian="Tahoma" style:font-family-asian="Tahoma" style:font-family-generic-asian="system" style:font-pitch-asian="variable" style:font-size-asian="8pt" style:font-name-complex="Noto Sans1" style:font-family-complex="'Noto Sans'" style:font-family-generic-complex="system" style:font-pitch-complex="variable" style:font-size-complex="12pt"/>
    </style:style>
    <style:style style:name="заголовок_20_5" style:display-name="заголовок 5" style:family="paragraph">
      <style:paragraph-properties fo:margin-left="2.24cm" fo:text-align="start" style:justify-single-word="false" fo:text-indent="2.24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заголовок_20_1" style:display-name="заголовок 1" style:family="paragraph">
      <style:paragraph-properties fo:text-align="start" style:justify-single-word="false" style:writing-mode="lr-tb"/>
      <style:text-properties style:use-window-font-color="true" loext:opacity="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заголовок_20_9" style:display-name="заголовок 9" style:family="paragraph">
      <style:paragraph-properties fo:text-align="center" style:justify-single-word="false" style:writing-mode="lr-tb"/>
      <style:text-properties style:use-window-font-color="true" loext:opacity="0%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ahoma" style:font-family-asian="Tahoma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Основной_20_текст_20_2" style:display-name="Основной текст 2" style:family="paragraph">
      <style:paragraph-properties fo:margin-top="0cm" fo:margin-bottom="0.374cm" style:contextual-spacing="false" fo:line-height="200%" fo:text-align="start" style:justify-single-word="fals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Базовый_5f_1" style:display-name="Базовый_1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_20_no_20_fill_20_and_20_no_20_line" style:display-name="Object with no fill and no line" style:family="paragraph" style:parent-style-name="Базовый_5f_1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екст_20_выноски_20_Знак" style:display-name="Текст выноски Знак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_20__28_WW_29_" style:display-name="Default Paragraph Font (WW)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lloon_20_Text" style:display-name="Balloon Text" style:family="paragraph">
      <style:paragraph-properties fo:margin-top="0cm" fo:margin-bottom="0.623cm" style:contextual-spacing="false" style:line-height-at-least="1.515cm" fo:text-align="start" style:justify-single-word="false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.623cm" style:contextual-spacing="false" style:line-height-at-least="1.515cm" fo:text-align="start" style:justify-single-word="false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1pt" style:font-name-asian="Tahoma" style:font-family-asian="Tahoma" style:font-family-generic-asian="system" style:font-pitch-asian="variable" style:font-size-asian="11pt" style:font-name-complex="Noto Sans1" style:font-family-complex="'Noto Sans'" style:font-family-generic-complex="system" style:font-pitch-complex="variable" style:font-size-complex="12pt"/>
    </style:style>
    <style:style style:name="Название_20_объекта1" style:display-name="Название объекта1" style:family="paragraph">
      <style:paragraph-properties fo:margin-top="0.374cm" fo:margin-bottom="0.374cm" style:contextual-spacing="false" style:line-height-at-least="1.515cm" fo:text-align="start" style:justify-single-word="false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Text_20_body_20__28_WW_29_" style:display-name="Text body (WW)" style:family="paragraph">
      <style:paragraph-properties fo:margin-top="0cm" fo:margin-bottom="0.374cm" style:contextual-spacing="false" style:line-height-at-least="1.515cm" fo:text-align="start" style:justify-single-word="false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laceholder_20_Text" style:display-name="Placeholder Text" style:family="paragraph">
      <style:text-properties fo:color="#808080" loext:opacity="100%"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23:29:58.038000000</meta:creation-date>
    <dc:date>2024-05-22T11:17:14.381000000</dc:date>
    <meta:editing-duration>PT8H44M7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6" meta:word-count="728" meta:character-count="5175" meta:non-whitespace-character-count="4467"/>
  </office:meta>
</office:document-meta>
</file>